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41742" officeooo:paragraph-rsid="00041742"/>
    </style:style>
    <style:style style:name="P2" style:family="paragraph" style:parent-style-name="Table_20_Contents">
      <style:text-properties officeooo:rsid="000a260e" officeooo:paragraph-rsid="000a260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a260e" officeooo:paragraph-rsid="000a260e" style:font-weight-asian="bold" style:font-weight-complex="bold"/>
    </style:style>
    <style:style style:name="P4" style:family="paragraph" style:parent-style-name="Standard">
      <style:text-properties officeooo:rsid="00041742" officeooo:paragraph-rsid="00041742"/>
    </style:style>
    <style:style style:name="P5" style:family="paragraph" style:parent-style-name="Standard">
      <style:text-properties officeooo:rsid="0005213f" officeooo:paragraph-rsid="0005213f"/>
    </style:style>
    <style:style style:name="P6" style:family="paragraph" style:parent-style-name="Standard">
      <style:text-properties fo:font-weight="bold" officeooo:rsid="0005213f" officeooo:paragraph-rsid="0005213f" style:font-weight-asian="bold" style:font-weight-complex="bold"/>
    </style:style>
    <style:style style:name="P7" style:family="paragraph" style:parent-style-name="Standard">
      <style:text-properties fo:font-weight="bold" officeooo:rsid="00063a0a" officeooo:paragraph-rsid="00063a0a" style:font-weight-asian="bold" style:font-weight-complex="bold"/>
    </style:style>
    <style:style style:name="P8" style:family="paragraph" style:parent-style-name="Standard">
      <style:text-properties fo:font-weight="bold" officeooo:rsid="00076c2d" officeooo:paragraph-rsid="00076c2d" style:font-weight-asian="bold" style:font-weight-complex="bold"/>
    </style:style>
    <style:style style:name="P9" style:family="paragraph" style:parent-style-name="Standard">
      <style:text-properties fo:font-weight="bold" officeooo:rsid="00080e6a" officeooo:paragraph-rsid="00080e6a" style:font-weight-asian="bold" style:font-weight-complex="bold"/>
    </style:style>
    <style:style style:name="P10" style:family="paragraph" style:parent-style-name="Standard">
      <style:text-properties fo:font-weight="bold" officeooo:rsid="0008bbb4" officeooo:paragraph-rsid="0008bbb4" style:font-weight-asian="bold" style:font-weight-complex="bold"/>
    </style:style>
    <style:style style:name="P11" style:family="paragraph" style:parent-style-name="Standard">
      <style:text-properties fo:font-weight="bold" officeooo:rsid="000be44d" officeooo:paragraph-rsid="000be44d" style:font-weight-asian="bold" style:font-weight-complex="bold"/>
    </style:style>
    <style:style style:name="P12" style:family="paragraph" style:parent-style-name="Standard">
      <style:text-properties fo:font-weight="bold" officeooo:rsid="000e4eee" officeooo:paragraph-rsid="000e4eee" style:font-weight-asian="bold" style:font-weight-complex="bold"/>
    </style:style>
    <style:style style:name="P13" style:family="paragraph" style:parent-style-name="Standard">
      <style:text-properties fo:font-weight="bold" officeooo:rsid="000fef20" officeooo:paragraph-rsid="000fef20" style:font-weight-asian="bold" style:font-weight-complex="bold"/>
    </style:style>
    <style:style style:name="P14" style:family="paragraph" style:parent-style-name="Standard">
      <style:text-properties fo:font-weight="bold" officeooo:rsid="0011cf3d" officeooo:paragraph-rsid="0011cf3d" style:font-weight-asian="bold" style:font-weight-complex="bold"/>
    </style:style>
    <style:style style:name="P15" style:family="paragraph" style:parent-style-name="Standard">
      <style:text-properties fo:font-weight="bold" officeooo:rsid="001290bb" officeooo:paragraph-rsid="001290bb" style:font-weight-asian="bold" style:font-weight-complex="bold"/>
    </style:style>
    <style:style style:name="P16" style:family="paragraph" style:parent-style-name="Standard">
      <style:text-properties fo:font-weight="bold" officeooo:rsid="0013b797" officeooo:paragraph-rsid="0013b797" style:font-weight-asian="bold" style:font-weight-complex="bold"/>
    </style:style>
    <style:style style:name="P17" style:family="paragraph" style:parent-style-name="Standard">
      <style:text-properties fo:font-weight="bold" officeooo:rsid="00140f5c" officeooo:paragraph-rsid="00140f5c" style:font-weight-asian="bold" style:font-weight-complex="bold"/>
    </style:style>
    <style:style style:name="P18" style:family="paragraph" style:parent-style-name="Standard">
      <style:text-properties fo:font-weight="bold" officeooo:rsid="0016b32a" officeooo:paragraph-rsid="0016b32a" style:font-weight-asian="bold" style:font-weight-complex="bold"/>
    </style:style>
    <style:style style:name="P19" style:family="paragraph" style:parent-style-name="Standard">
      <style:text-properties fo:font-weight="bold" officeooo:rsid="0018458c" officeooo:paragraph-rsid="0018458c" style:font-weight-asian="bold" style:font-weight-complex="bold"/>
    </style:style>
    <style:style style:name="P20" style:family="paragraph" style:parent-style-name="Standard">
      <style:text-properties fo:font-weight="bold" officeooo:rsid="0019ef70" officeooo:paragraph-rsid="0019ef70" style:font-weight-asian="bold" style:font-weight-complex="bold"/>
    </style:style>
    <style:style style:name="P21" style:family="paragraph" style:parent-style-name="Standard">
      <style:text-properties fo:font-weight="bold" officeooo:rsid="001a337b" officeooo:paragraph-rsid="001a337b" style:font-weight-asian="bold" style:font-weight-complex="bold"/>
    </style:style>
    <style:style style:name="P22" style:family="paragraph" style:parent-style-name="Standard">
      <style:text-properties fo:font-weight="bold" officeooo:rsid="001ab39d" officeooo:paragraph-rsid="001ab39d" style:font-weight-asian="bold" style:font-weight-complex="bold"/>
    </style:style>
    <style:style style:name="P23" style:family="paragraph" style:parent-style-name="Standard">
      <style:text-properties fo:font-weight="bold" officeooo:rsid="001b857c" officeooo:paragraph-rsid="001b857c" style:font-weight-asian="bold" style:font-weight-complex="bold"/>
    </style:style>
    <style:style style:name="P24" style:family="paragraph" style:parent-style-name="Standard">
      <style:text-properties fo:font-weight="bold" officeooo:rsid="001c1f3a" officeooo:paragraph-rsid="001c1f3a" style:font-weight-asian="bold" style:font-weight-complex="bold"/>
    </style:style>
    <style:style style:name="P25" style:family="paragraph" style:parent-style-name="Standard">
      <style:text-properties fo:font-weight="bold" officeooo:rsid="001d6ca6" officeooo:paragraph-rsid="001d6ca6" style:font-weight-asian="bold" style:font-weight-complex="bold"/>
    </style:style>
    <style:style style:name="P26" style:family="paragraph" style:parent-style-name="Standard">
      <style:text-properties fo:font-weight="bold" officeooo:rsid="00212369" officeooo:paragraph-rsid="00212369" style:font-weight-asian="bold" style:font-weight-complex="bold"/>
    </style:style>
    <style:style style:name="P27" style:family="paragraph" style:parent-style-name="Standard">
      <style:text-properties fo:font-weight="bold" officeooo:rsid="002340b8" officeooo:paragraph-rsid="002340b8" style:font-weight-asian="bold" style:font-weight-complex="bold"/>
    </style:style>
    <style:style style:name="P28" style:family="paragraph" style:parent-style-name="Standard">
      <style:text-properties fo:font-weight="bold" officeooo:rsid="002385c2" officeooo:paragraph-rsid="002385c2" style:font-weight-asian="bold" style:font-weight-complex="bold"/>
    </style:style>
    <style:style style:name="P29" style:family="paragraph" style:parent-style-name="Standard">
      <style:text-properties fo:font-weight="bold" officeooo:rsid="00245f7a" officeooo:paragraph-rsid="00245f7a" style:font-weight-asian="bold" style:font-weight-complex="bold"/>
    </style:style>
    <style:style style:name="P30" style:family="paragraph" style:parent-style-name="Standard">
      <style:text-properties fo:font-weight="bold" officeooo:rsid="00273aac" officeooo:paragraph-rsid="00273aac" style:font-weight-asian="bold" style:font-weight-complex="bold"/>
    </style:style>
    <style:style style:name="P31" style:family="paragraph" style:parent-style-name="Standard">
      <style:text-properties fo:font-weight="bold" officeooo:rsid="00276a68" officeooo:paragraph-rsid="00276a68" style:font-weight-asian="bold" style:font-weight-complex="bold"/>
    </style:style>
    <style:style style:name="P32" style:family="paragraph" style:parent-style-name="Standard">
      <style:text-properties fo:font-weight="normal" officeooo:rsid="0005213f" officeooo:paragraph-rsid="00041742" style:font-weight-asian="normal" style:font-weight-complex="normal"/>
    </style:style>
    <style:style style:name="P33" style:family="paragraph" style:parent-style-name="Standard">
      <style:text-properties fo:font-weight="normal" officeooo:rsid="0005213f" officeooo:paragraph-rsid="0005213f" style:font-weight-asian="normal" style:font-weight-complex="normal"/>
    </style:style>
    <style:style style:name="P34" style:family="paragraph" style:parent-style-name="Standard">
      <style:text-properties fo:font-style="normal" fo:font-weight="normal" officeooo:rsid="0005213f" officeooo:paragraph-rsid="0005213f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063a0a" officeooo:paragraph-rsid="00063a0a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076c2d" officeooo:paragraph-rsid="00076c2d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080e6a" officeooo:paragraph-rsid="00080e6a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09297d" officeooo:paragraph-rsid="0008bbb4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text-properties fo:font-style="normal" fo:font-weight="normal" officeooo:rsid="00063a0a" officeooo:paragraph-rsid="00063a0a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0be44d" officeooo:paragraph-rsid="000be44d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0e4eee" officeooo:paragraph-rsid="000e4eee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0fef20" officeooo:paragraph-rsid="000fef20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11cf3d" officeooo:paragraph-rsid="0011cf3d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1290bb" officeooo:paragraph-rsid="001290bb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13b797" officeooo:paragraph-rsid="0013b797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140f5c" officeooo:paragraph-rsid="00140f5c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16b32a" officeooo:paragraph-rsid="0016b32a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18458c" officeooo:paragraph-rsid="0018458c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19ef70" officeooo:paragraph-rsid="0019ef70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1a337b" officeooo:paragraph-rsid="001a337b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1ab39d" officeooo:paragraph-rsid="001ab39d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1b857c" officeooo:paragraph-rsid="001b857c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1c1f3a" officeooo:paragraph-rsid="001c1f3a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style:text-underline-style="none" fo:font-weight="normal" officeooo:rsid="0020636c" officeooo:paragraph-rsid="001f09aa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style:text-underline-style="none" fo:font-weight="normal" officeooo:rsid="00226a00" officeooo:paragraph-rsid="00212369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style:text-underline-style="none" fo:font-weight="normal" officeooo:rsid="002340b8" officeooo:paragraph-rsid="002340b8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style:text-underline-style="none" fo:font-weight="normal" officeooo:rsid="002385c2" officeooo:paragraph-rsid="002385c2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style:text-underline-style="none" fo:font-weight="normal" officeooo:rsid="00273aac" officeooo:paragraph-rsid="00273aac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style:text-underline-style="none" fo:font-weight="normal" officeooo:rsid="00276a68" officeooo:paragraph-rsid="00276a68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style:text-underline-style="none" fo:font-weight="bold" officeooo:rsid="00259adb" officeooo:paragraph-rsid="00245f7a" style:font-style-asian="normal" style:font-weight-asian="bold" style:font-style-complex="normal" style:font-weight-complex="bold"/>
    </style:style>
    <style:style style:name="P61" style:family="paragraph" style:parent-style-name="Standard" style:list-style-name="L2">
      <style:text-properties fo:font-weight="bold" officeooo:rsid="001f09aa" officeooo:paragraph-rsid="001f09aa" style:font-weight-asian="bold" style:font-weight-complex="bold"/>
    </style:style>
    <style:style style:name="P62" style:family="paragraph" style:parent-style-name="Standard" style:list-style-name="L3">
      <style:text-properties fo:font-weight="bold" officeooo:rsid="00273aac" officeooo:paragraph-rsid="00273aac" style:font-weight-asian="bold" style:font-weight-complex="bold"/>
    </style:style>
    <style:style style:name="P63" style:family="paragraph" style:parent-style-name="Standard">
      <style:text-properties fo:font-weight="bold" officeooo:rsid="0028381a" officeooo:paragraph-rsid="0028381a" style:font-weight-asian="bold" style:font-weight-complex="bold"/>
    </style:style>
    <style:style style:name="P64" style:family="paragraph" style:parent-style-name="Standard">
      <style:text-properties fo:font-weight="bold" officeooo:rsid="002c2c3c" officeooo:paragraph-rsid="002c2c3c" style:font-weight-asian="bold" style:font-weight-complex="bold"/>
    </style:style>
    <style:style style:name="P65" style:family="paragraph" style:parent-style-name="Standard">
      <style:text-properties fo:font-weight="bold" officeooo:rsid="002c6747" officeooo:paragraph-rsid="002c6747" style:font-weight-asian="bold" style:font-weight-complex="bold"/>
    </style:style>
    <style:style style:name="P66" style:family="paragraph" style:parent-style-name="Standard" style:list-style-name="L4">
      <style:text-properties fo:font-weight="bold" officeooo:rsid="002c6747" officeooo:paragraph-rsid="002c6747" style:font-weight-asian="bold" style:font-weight-complex="bold"/>
    </style:style>
    <style:style style:name="P67" style:family="paragraph" style:parent-style-name="Standard">
      <style:text-properties fo:font-weight="bold" officeooo:rsid="002e51b6" officeooo:paragraph-rsid="002e51b6" style:font-weight-asian="bold" style:font-weight-complex="bold"/>
    </style:style>
    <style:style style:name="P68" style:family="paragraph" style:parent-style-name="Standard" style:list-style-name="L5">
      <style:text-properties fo:font-weight="bold" officeooo:rsid="002e51b6" officeooo:paragraph-rsid="002e51b6" style:font-weight-asian="bold" style:font-weight-complex="bold"/>
    </style:style>
    <style:style style:name="P69" style:family="paragraph" style:parent-style-name="Standard" style:list-style-name="L6">
      <style:text-properties fo:font-weight="bold" officeooo:rsid="002ff80a" officeooo:paragraph-rsid="002ff80a" style:font-weight-asian="bold" style:font-weight-complex="bold"/>
    </style:style>
    <style:style style:name="P70" style:family="paragraph" style:parent-style-name="Standard">
      <style:text-properties fo:font-weight="bold" officeooo:rsid="0031654b" officeooo:paragraph-rsid="0031654b" style:font-weight-asian="bold" style:font-weight-complex="bold"/>
    </style:style>
    <style:style style:name="P71" style:family="paragraph" style:parent-style-name="Standard" style:list-style-name="L7">
      <style:text-properties fo:font-weight="bold" officeooo:rsid="00341710" officeooo:paragraph-rsid="00341710" style:font-weight-asian="bold" style:font-weight-complex="bold"/>
    </style:style>
    <style:style style:name="P72" style:family="paragraph" style:parent-style-name="Standard">
      <style:text-properties fo:font-weight="bold" officeooo:rsid="00353e80" officeooo:paragraph-rsid="00353e80" style:font-weight-asian="bold" style:font-weight-complex="bold"/>
    </style:style>
    <style:style style:name="P73" style:family="paragraph" style:parent-style-name="Standard" style:list-style-name="L8">
      <style:text-properties fo:font-weight="bold" officeooo:rsid="00353e80" officeooo:paragraph-rsid="00353e8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9297d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9297d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20636c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26a00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59adb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29d0c4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3330a1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officeooo:rsid="00226a00" style:font-style-asian="normal" style:font-style-complex="normal"/>
    </style:style>
    <style:style style:name="T19" style:family="text">
      <style:text-properties fo:font-style="normal" style:text-underline-style="none" officeooo:rsid="00259adb" style:font-style-asian="normal" style:font-style-complex="normal"/>
    </style:style>
    <style:style style:name="T20" style:family="text">
      <style:text-properties fo:color="#ff0000" fo:font-style="normal" style:font-style-asian="normal" style:font-style-complex="normal"/>
    </style:style>
    <style:style style:name="T21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ff" fo:font-style="normal" style:font-style-asian="normal" style:font-style-complex="normal"/>
    </style:style>
    <style:style style:name="T23" style:family="text">
      <style:text-properties fo:color="#ce181e"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 <text:span text:style-name="T1">regras</text:span><text:span text:style-name="T2"> contemplam previsões de conduta </text:span><text:span text:style-name="T1">determinadas e precisas</text:span><text:span text:style-name="T2">.</text:span></text:p>
      <text:p text:style-name="P4"><text:span text:style-name="T2">Os </text:span><text:span text:style-name="T1">princípios</text:span><text:span text:style-name="T2"> determinam o </text:span><text:span text:style-name="T1">alcance e o sentido das regras</text:span><text:span text:style-name="T2">.</text:span></text:p>
      <text:p text:style-name="P32"/>
      <text:p text:style-name="P5"><text:span text:style-name="T2">As </text:span><text:span text:style-name="T1">regras</text:span><text:span text:style-name="T2"> são operadas de modo </text:span><text:span text:style-name="T1">disjuntivo</text:span><text:span text:style-name="T2">: o conflito entre elas é dirimido no </text:span><text:span text:style-name="T1">plano da validade</text:span><text:span text:style-name="T2"> – havendo mais de uma regra aplicável a uma mesma situação, </text:span><text:span text:style-name="T1">apenas uma deve prevalecer</text:span><text:span text:style-name="T2">.</text:span></text:p>
      <text:p text:style-name="P33"/>
      <text:p text:style-name="P5"><text:span text:style-name="T2">Para o conflito de leis, vale o entendimento de que a </text:span><text:span text:style-name="T1">norma superior prevalece</text:span><text:span text:style-name="T2"> sobre a inferior (CF prevalece sobre leis, leis prevalecem sobre decretos, etc. Se equivalentes hierarquicamente, aplica-se a </text:span><text:span text:style-name="T1">lei mais nova</text:span><text:span text:style-name="T2"> sobre a antiga (critério cronológico ou da anterioridade). Por fim, há o critério da especialidade, em que a </text:span><text:span text:style-name="T1">lei especial derroga a lei geral</text:span><text:span text:style-name="T2">.</text:span></text:p>
      <text:p text:style-name="P33"/>
      <text:p text:style-name="P5"><text:span text:style-name="T2">Os </text:span><text:span text:style-name="T1">princípios</text:span><text:span text:style-name="T2">, ao contrário, </text:span><text:span text:style-name="T1">não se excluem</text:span><text:span text:style-name="T2"> nas hipóteses de conflito: deve-se resolver mediante a </text:span><text:span text:style-name="T1">ponderação de valores</text:span><text:span text:style-name="T2">.</text:span></text:p>
      <text:p text:style-name="P33"/>
      <text:p text:style-name="P6">Fenômeno da estabilização dos efeitos do ato administrativo<text:span text:style-name="T2">: é possível o princípio da legalidade ceder espaço para o princípio da segurança jurídica, </text:span><text:span text:style-name="T4">nos casos em que a manutenção do ato ilegal causar menos prejuízos que a sua anulação</text:span><text:span text:style-name="T8">.</text:span></text:p>
      <text:p text:style-name="P34"/>
      <text:p text:style-name="P7"><text:span text:style-name="T8">Em função da necessidade de plena obediência à lei, diz-se que a </text:span><text:span text:style-name="T6">função administrativa subordina-se à função legislativa</text:span><text:span text:style-name="T8">.</text:span></text:p>
      <text:p text:style-name="P35"/>
      <text:p text:style-name="P7"><text:span text:style-name="T8">O </text:span><text:span text:style-name="T6">princípio da legalidade administrativa</text:span><text:span text:style-name="T8"> se refere à </text:span><text:span text:style-name="T6">lei em sentido amplo</text:span><text:span text:style-name="T8">, ou seja, o administrador não se sujeita apenas à lei formal, mas também ao ordenamento jurídico como um todo, incluindo normas regulamentares, bem como aos princípios constitucionais. São </text:span><text:span text:style-name="T6">restrições</text:span><text:span text:style-name="T8"> ao princípio da legalidade:</text:span></text:p>
      <text:list xml:id="list197313768" text:style-name="L1">
        <text:list-item>
          <text:p text:style-name="P39">estado de defesa;</text:p>
        </text:list-item>
        <text:list-item>
          <text:p text:style-name="P39">estado de sítio; e</text:p>
        </text:list-item>
        <text:list-item>
          <text:p text:style-name="P39">medidas provisórias.</text:p>
        </text:list-item>
      </text:list>
      <text:p text:style-name="P35"/>
      <text:p text:style-name="P8"><text:span text:style-name="T6">Legalidade</text:span><text:span text:style-name="T8"> → agir conforme a lei.</text:span></text:p>
      <text:p text:style-name="P8"><text:span text:style-name="T6">Legitimidade</text:span><text:span text:style-name="T8"> → agir conforme a lei e também aos demais princípios administrativos.</text:span></text:p>
      <text:p text:style-name="P36"/>
      <text:p text:style-name="P9"><text:span text:style-name="T6">Princípio da juridicidade</text:span><text:span text:style-name="T8">: legalidade + legitimidade + moralidade.</text:span></text:p>
      <text:p text:style-name="P37"/>
      <text:p text:style-name="P10"><text:span text:style-name="T8">A doutrina enfatiza que a </text:span><text:span text:style-name="T6">moralidade administrativa independe da concepção subjetiva</text:span><text:span text:style-name="T8">, isto é, da moral comum. O que importa é a </text:span><text:span text:style-name="T6">noção objetiva</text:span><text:span text:style-name="T8"> do conceito, ou seja, a moralidade administrativa, passível de ser extraída do conjunto de normas concernentes à conduta de agentes públicos existentes no ordenamento jurídico, relacionada à ideia geral de boa administração. </text:span><text:span text:style-name="T9">Por isso, a moralidade é vista como aspecto </text:span><text:span text:style-name="T7">vinculado</text:span><text:span text:style-name="T9"> do ato administrativo, sendo, portanto, requisito de validade do ato.</text:span></text:p>
      <text:p text:style-name="P38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">Conceitos de eficiência, eficácia e efetividade</text:p>
          </table:table-cell>
          <table:covered-table-cell/>
        </table:table-row>
        <table:table-row>
          <table:table-cell table:style-name="Tabela1.A2" office:value-type="string">
            <text:p text:style-name="P2">Para Lucas Furtado</text:p>
          </table:table-cell>
          <table:table-cell table:style-name="Tabela1.B2" office:value-type="string">
            <text:p text:style-name="P2">Para Carvalho Filho</text:p>
          </table:table-cell>
        </table:table-row>
        <table:table-row>
          <table:table-cell table:style-name="Tabela1.A2" office:value-type="string">
            <text:p text:style-name="P2">Eficiência → relação custo/benefício</text:p>
            <text:p text:style-name="P2"/>
            <text:p text:style-name="P2">Eficácia → alcance da meta</text:p>
            <text:p text:style-name="P2"/>
            <text:p text:style-name="P2"/>
            <text:p text:style-name="P2">Efetividade → resultados alcançados</text:p>
          </table:table-cell>
          <table:table-cell table:style-name="Tabela1.B2" office:value-type="string">
            <text:p text:style-name="P2">Eficiência → <text:span text:style-name="T1">conduta</text:span> do agente</text:p>
            <text:p text:style-name="P2"/>
            <text:p text:style-name="P2">Eficácia → <text:span text:style-name="T1">meios e instrumentos</text:span> empregados pelo agente</text:p>
            <text:p text:style-name="P2"/>
            <text:p text:style-name="P2">Efetividade → resultados alcançados</text:p>
          </table:table-cell>
        </table:table-row>
      </table:table>
      <text:p text:style-name="P38"><text:soft-page-break/></text:p>
      <text:p text:style-name="P11"><text:span text:style-name="T9">S</text:span><text:span text:style-name="T8">egundo Marçal Justen Filho, o </text:span><text:span text:style-name="T6">fenômeno da personificação do direito administrativo</text:span><text:span text:style-name="T8"> decorre do fato de a CF88 ter consagrado </text:span><text:span text:style-name="T4">“o ser humano, a dignidade humana e os direitos fundamentais”</text:span><text:span text:style-name="T8"> como valores essenciais de nossa sociedade. Assim, a Administração Pública deve se guiar pela realização desses valores. Conforme assevera o autor, o “</text:span><text:span text:style-name="T4">núcleo do direito administrativo não é o poder (e suas conveniências), mas a realização dos </text:span><text:span text:style-name="T3">direitos fundamentais</text:span><text:span text:style-name="T4">”</text:span><text:span text:style-name="T8">.</text:span></text:p>
      <text:p text:style-name="P40"/>
      <text:p text:style-name="P12"><text:span text:style-name="T8">O </text:span><text:span text:style-name="T6">princípio da supremacia do interesse público</text:span><text:span text:style-name="T8"> fundamenta todas as </text:span><text:span text:style-name="T22">prerrogativas</text:span><text:span text:style-name="T8"> especiais de que dispõe a Administração.</text:span></text:p>
      <text:p text:style-name="P41"/>
      <text:p text:style-name="P13"><text:span text:style-name="T8">O </text:span><text:span text:style-name="T6">princípio da indisponibilidade do interesse público </text:span><text:span text:style-name="T8">fundamenta todas as </text:span><text:span text:style-name="T20">restrições</text:span><text:span text:style-name="T21"> </text:span><text:span text:style-name="T8">especiais impostas à Administração.</text:span></text:p>
      <text:p text:style-name="P42"/>
      <text:p text:style-name="P14"><text:span text:style-name="T8">O </text:span><text:span text:style-name="T6">princípio da indisponibilidade do interesse público</text:span><text:span text:style-name="T8"> está presente em </text:span><text:span text:style-name="T3">toda e qualquer </text:span><text:span text:style-name="T8">atuação da Administração Pública, ao contrário do princípio da supremacia do interesse público.</text:span></text:p>
      <text:p text:style-name="P43"/>
      <text:p text:style-name="P15"><text:span text:style-name="T6">Interesse público primário</text:span><text:span text:style-name="T8"> → interesses diretos do povo, os interesses gerais imediatos.</text:span></text:p>
      <text:p text:style-name="P15"><text:span text:style-name="T6">Interesse público secundário</text:span><text:span text:style-name="T8"> → (i) interesses próprios do Estado, na qualidade de PJ, de caráter meramente patrimonial (aumentar receitas ou diminuir gastos); e (ii) atos internos de gestão administrativa.</text:span></text:p>
      <text:p text:style-name="P44"/>
      <text:p text:style-name="P16"><text:span text:style-name="T8">O interesse público </text:span><text:span text:style-name="T6">secundário</text:span><text:span text:style-name="T8"> só será </text:span><text:span text:style-name="T10">legítimo</text:span><text:span text:style-name="T11"> quando não for contrário ao interesse público </text:span><text:span text:style-name="T17">secundário</text:span><text:span text:style-name="T11">.</text:span></text:p>
      <text:p text:style-name="P45"/>
      <text:p text:style-name="P17"><text:span text:style-name="T11">É </text:span><text:span text:style-name="T17">correto</text:span><text:span text:style-name="T11"> afirmar o </text:span><text:span text:style-name="T17">interesse público primário</text:span><text:span text:style-name="T11"> não coincide, necessariamente, com o </text:span><text:span text:style-name="T17">interesse secundário</text:span><text:span text:style-name="T11"> do Estado destinado a atender suas conveniências internas.</text:span></text:p>
      <text:p text:style-name="P46"/>
      <text:p text:style-name="P18"><text:span text:style-name="T11">É </text:span><text:span text:style-name="T17">correto</text:span><text:span text:style-name="T11"> afirmar que só é permitido ao Estado perseguir </text:span><text:span text:style-name="T17">interesses públicos secundários</text:span><text:span text:style-name="T11"> quando estes coincidirem, </text:span><text:span text:style-name="T17">direta ou indiretamente</text:span><text:span text:style-name="T11">, com os </text:span><text:span text:style-name="T17">interesses públicos primários</text:span><text:span text:style-name="T11">.</text:span></text:p>
      <text:p text:style-name="P47"/>
      <text:p text:style-name="P19"><text:span text:style-name="T11">O </text:span><text:span text:style-name="T17">princípio da motivação</text:span><text:span text:style-name="T11"> impõe à Administração o dever de justificar seus atos, sejam eles </text:span><text:span text:style-name="T17">vinculados ou discricionários</text:span><text:span text:style-name="T11">, explicitando as razões que levaram à decisão.</text:span></text:p>
      <text:p text:style-name="P48"/>
      <text:p text:style-name="P20"><text:span text:style-name="T11">A </text:span><text:span text:style-name="T17">motivação</text:span><text:span text:style-name="T11">, em regra, </text:span><text:span text:style-name="T17">não</text:span><text:span text:style-name="T11"> exige forma específica, </text:span><text:span text:style-name="T17">podendo ou não</text:span><text:span text:style-name="T11"> ser concomitante ao ato, além de ser feita, muitas vezes, por órgão diverso daquele que proferiu a decisão.</text:span></text:p>
      <text:p text:style-name="P49"/>
      <text:p text:style-name="P21"><text:span text:style-name="T11">STF reconhece a </text:span><text:span text:style-name="T17">motivação </text:span><text:span text:style-name="T5">aliunde</text:span><text:span text:style-name="T11">, na qual a motivação pode consistir em </text:span><text:span text:style-name="T17">declaração de concordância</text:span><text:span text:style-name="T11"> com os fundamentos de anteriores pareceres, informações, decisões ou propostas que, nesse caso, serão partes integrantes do ato.</text:span></text:p>
      <text:p text:style-name="P50"/>
      <text:p text:style-name="P22"><text:span text:style-name="T11">A </text:span><text:span text:style-name="T17">homologação de processo licitatório</text:span><text:span text:style-name="T11"> não precisa de motivação.</text:span></text:p>
      <text:p text:style-name="P51"/>
      <text:p text:style-name="P23"><text:span text:style-name="T17">Princípio da razoabilidade</text:span><text:span text:style-name="T11"> → adequação entre meios e fins.</text:span></text:p>
      <text:p text:style-name="P23"><text:span text:style-name="T17">Princípio da proporcionalidade</text:span><text:span text:style-name="T11"> → conter o excesso de poder.</text:span></text:p>
      <text:p text:style-name="P52"/>
      <text:p text:style-name="P24"><text:span text:style-name="T11">Di Pietro defende que a </text:span><text:span text:style-name="T17">proporcionalidade</text:span><text:span text:style-name="T11"> constitui um dos aspectos da </text:span><text:span text:style-name="T17">razoabilidade</text:span><text:span text:style-name="T11">.</text:span></text:p>
      <text:p text:style-name="P53"/>
      <text:p text:style-name="P25"><text:span text:style-name="T11">Para que a conduta estatal observe o </text:span><text:span text:style-name="T17">princípio da proporcionalidade</text:span><text:span text:style-name="T11">, deve apresentar </text:span><text:span text:style-name="T17">3 fundamentos</text:span><text:span text:style-name="T11">:</text:span></text:p>
      <text:list xml:id="list1874352284" text:style-name="L2">
        <text:list-item>
          <text:p text:style-name="P61"><text:span text:style-name="T17">adequação</text:span><text:span text:style-name="T11"> → o meio empregado na atuação deve ser compatível com o fim pretendido;</text:span></text:p>
        </text:list-item>
        <text:list-item>
          <text:p text:style-name="P61"><text:soft-page-break/><text:span text:style-name="T17">exigibilidade</text:span><text:span text:style-name="T11"> ou </text:span><text:span text:style-name="T17">necessidade</text:span><text:span text:style-name="T11"> → a conduta deve ser necessária, não havendo outro meio que cause menos prejuízo aos indivíduos para alcançar o fim desejado;</text:span></text:p>
        </text:list-item>
        <text:list-item>
          <text:p text:style-name="P61"><text:span text:style-name="T17">proporcionalidade em sentido estrito</text:span><text:span text:style-name="T11"> → </text:span><text:span text:style-name="T12">as vantagens a serem conquistadas devem superar as desvantagens.</text:span></text:p>
        </text:list-item>
      </text:list>
      <text:p text:style-name="P54"/>
      <text:p text:style-name="P26"><text:span text:style-name="T12">O </text:span><text:span text:style-name="T11">controle de </text:span><text:span text:style-name="T17">razoabilidade e proporcionalidade</text:span><text:span text:style-name="T11"> consiste em um controle de </text:span><text:span text:style-name="T17">legalidade </text:span><text:span text:style-name="T11">ou </text:span><text:span text:style-name="T17">legitimidade</text:span><text:span text:style-name="T11">, e </text:span><text:span text:style-name="T17">não</text:span><text:span text:style-name="T11"> em controle de mérito. </text:span><text:span text:style-name="T13">Se o ato for ofensivo à razoabilidade e proporcionalidade, deverá ser </text:span><text:span text:style-name="T18">anulado</text:span><text:span text:style-name="T13">.</text:span></text:p>
      <text:p text:style-name="P55"/>
      <text:p text:style-name="P27"><text:span text:style-name="T13">A </text:span><text:span text:style-name="T11">razoabilidade e a proporcionalidade incidem sobre </text:span><text:span text:style-name="T17">qualquer função pública</text:span><text:span text:style-name="T11">, inclusive sobre a função legislativa.</text:span></text:p>
      <text:p text:style-name="P56"/>
      <text:p text:style-name="P28"><text:span text:style-name="T11">Para Di Pietro, o </text:span><text:span text:style-name="T17">princípio da autotutela</text:span><text:span text:style-name="T11"> designa o poder que a Administração Pública tem de </text:span><text:span text:style-name="T17">zelar pelos bens que integram o seu patrimônio</text:span><text:span text:style-name="T11">, sem necessitar de título fornecido pelo Judiciário.</text:span></text:p>
      <text:p text:style-name="P57"/>
      <text:p text:style-name="P29"><text:span text:style-name="T17">Princípio da segurança jurídica</text:span><text:span text:style-name="T11"> → aspecto </text:span><text:span text:style-name="T17">objetivo</text:span><text:span text:style-name="T11">, necessidade de dar estabilidade às relações jurídicas constituídas.</text:span></text:p>
      <text:p text:style-name="P29"><text:span text:style-name="T17">Princípio da confiança</text:span><text:span text:style-name="T11"> → </text:span><text:span text:style-name="T14">aspecto </text:span><text:span text:style-name="T19">subjetivo</text:span><text:span text:style-name="T14">, crença do indivíduo de que os atos da Administração são legais.</text:span></text:p>
      <text:p text:style-name="P60"/>
      <text:p text:style-name="P30"><text:span text:style-name="T19">P</text:span><text:span text:style-name="T17">rincípio da boa-fé</text:span><text:span text:style-name="T11">:</text:span></text:p>
      <text:list xml:id="list4081171320" text:style-name="L3">
        <text:list-item>
          <text:p text:style-name="P62"><text:span text:style-name="T11">aspecto </text:span><text:span text:style-name="T17">objetivo</text:span><text:span text:style-name="T11"> → conduta honesta e leal;</text:span></text:p>
        </text:list-item>
        <text:list-item>
          <text:p text:style-name="P62"><text:span text:style-name="T11">aspecto </text:span><text:span text:style-name="T17">subjetivo</text:span><text:span text:style-name="T11"> → crença de que estava agindo corretamente.</text:span></text:p>
        </text:list-item>
      </text:list>
      <text:p text:style-name="P58"/>
      <text:p text:style-name="P31"><text:span text:style-name="T17">Princípio da precaução</text:span><text:span text:style-name="T11">: havendo risco da ocorrência de danos graves, medidas preventivas devem ser adotadas de imediato.</text:span></text:p>
      <text:p text:style-name="P59"/>
      <text:p text:style-name="P63"><text:span text:style-name="T17">Princípio da sindicabilidade</text:span><text:span text:style-name="T11">: possibilidade de se controlar as atividades da Administração. </text:span><text:span text:style-name="T15">Abrange o controle judicial, o controle externo, o controle interno e a autotutela administrativa.</text:span></text:p>
      <text:list xml:id="list1515732496" text:style-name="L6">
        <text:list-item>
          <text:p text:style-name="P69"><text:span text:style-name="T15">É </text:span><text:span text:style-name="T11">reconhecido expressamente pelo STF.</text:span></text:p>
        </text:list-item>
      </text:list>
      <text:p text:style-name="P63"><text:span text:style-name="T15"/></text:p>
      <text:p text:style-name="P64"><text:span text:style-name="T15">A </text:span><text:span text:style-name="T17">administração moderna</text:span><text:span text:style-name="T11"> demonstra que </text:span><text:span text:style-name="T17">certo grau de informalidade</text:span><text:span text:style-name="T11"> pode ser admitido, notadamente no exercício das atividades administrativas internas. No entanto, há atividades que </text:span><text:span text:style-name="T23">não aceitam</text:span><text:span text:style-name="T11"> a informalidade, notadamente os </text:span><text:span text:style-name="T17">processos restritivos de direitos ou de atos pelos quais a Administração Pública possa impor obrigações aos particulares</text:span><text:span text:style-name="T11">.</text:span></text:p>
      <text:p text:style-name="P64"><text:span text:style-name="T11"/></text:p>
      <text:p text:style-name="P65"><text:span text:style-name="T11">O princípio da </text:span><text:span text:style-name="T17">impessoalidade</text:span><text:span text:style-name="T11"> possui os seguintes aspectos:</text:span></text:p>
      <text:list xml:id="list1506291121" text:style-name="L4">
        <text:list-item>
          <text:p text:style-name="P66"><text:span text:style-name="T11">isonomia;</text:span></text:p>
        </text:list-item>
        <text:list-item>
          <text:p text:style-name="P66"><text:span text:style-name="T11">finalidade;</text:span></text:p>
        </text:list-item>
        <text:list-item>
          <text:p text:style-name="P66"><text:span text:style-name="T11">vedação à promoçao pessoal dos agentes públicos.</text:span></text:p>
        </text:list-item>
      </text:list>
      <text:p text:style-name="P65"><text:span text:style-name="T11"/></text:p>
      <text:p text:style-name="P67"><text:span text:style-name="T17">Princípio da legalidade</text:span><text:span text:style-name="T11">:</text:span></text:p>
      <text:list xml:id="list4011610388" text:style-name="L5">
        <text:list-item>
          <text:p text:style-name="P68"><text:span text:style-name="T11">para o particular → conotação </text:span><text:span text:style-name="T17">positiva, ampliativa</text:span><text:span text:style-name="T11">;</text:span></text:p>
        </text:list-item>
        <text:list-item>
          <text:p text:style-name="P68"><text:span text:style-name="T11">para a Administração → conotação </text:span><text:span text:style-name="T17">negativa, restritiva</text:span><text:span text:style-name="T11">.</text:span></text:p>
        </text:list-item>
      </text:list>
      <text:p text:style-name="P67"><text:span text:style-name="T11"/></text:p>
      <text:p text:style-name="P70"><text:span text:style-name="T11">O </text:span><text:span text:style-name="T17">princípio da gratuidade</text:span><text:span text:style-name="T11"> é a regra geral no processo administrativo, mas </text:span><text:span text:style-name="T17">lei</text:span><text:span text:style-name="T11"> pode prever cobranças </text:span><text:span text:style-name="T16">de despesas processuais.</text:span></text:p>
      <text:list xml:id="list1191021616" text:style-name="L7">
        <text:list-item>
          <text:p text:style-name="P71"><text:span text:style-name="T16">S</text:span><text:span text:style-name="T11">TF, SV 21: é </text:span><text:span text:style-name="T17">inconstitucional</text:span><text:span text:style-name="T11"> a exigência de depóstito ou arrolamento prévios de dinheiro ou bens para a </text:span><text:span text:style-name="T17">admissibilidade de recurso administrativo</text:span><text:span text:style-name="T11">.</text:span></text:p>
        </text:list-item>
      </text:list>
      <text:p text:style-name="P72"><text:soft-page-break/><text:span text:style-name="T17">Regime jurídico-administrativo</text:span><text:span text:style-name="T11">:</text:span></text:p>
      <text:list xml:id="list2106308153" text:style-name="L8">
        <text:list-item>
          <text:p text:style-name="P73"><text:span text:style-name="T11">sentido estrito → Administração atuando sob regime de direito público;</text:span></text:p>
        </text:list-item>
        <text:list-item>
          <text:p text:style-name="P73"><text:span text:style-name="T11">sentido amplo → Administração atuando sob regime de direito público ou privado.</text:span></text:p>
        </text:list-item>
      </text:list>
      <text:p text:style-name="P72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41742" officeooo:paragraph-rsid="0004174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Princípios da administração públ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4:43:23.640578921</meta:creation-date>
    <dc:date>2018-04-06T18:46:27.540000000</dc:date>
    <meta:editing-duration>PT6H25M28S</meta:editing-duration>
    <meta:editing-cycles>45</meta:editing-cycles>
    <meta:generator>LibreOffice/6.0.1.1$Windows_X86_64 LibreOffice_project/60bfb1526849283ce2491346ed2aa51c465abfe6</meta:generator>
    <meta:document-statistic meta:table-count="1" meta:image-count="0" meta:object-count="0" meta:page-count="4" meta:paragraph-count="69" meta:word-count="1143" meta:character-count="7688" meta:non-whitespace-character-count="6629"/>
  </office:meta>
</office:document-meta>
</file>